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یوست 4- واژه‌نام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2:22:58</dc:date>
    <dc:creator>Mostafa Moradian</dc:creator>
    <meta:editing-duration>P1DT36M42S</meta:editing-duration>
    <meta:editing-cycles>297</meta:editing-cycles>
    <meta:generator>LibreOffice/3.3$Linux LibreOffice_project/330m19$Build-202</meta:generator>
    <meta:document-statistic meta:table-count="0" meta:image-count="0" meta:object-count="0" meta:page-count="1" meta:paragraph-count="1" meta:word-count="3" meta:character-count="18"/>
  </office:meta>
</office:document-meta>
</file>